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 fo:min-height="0.148cm" fo:min-width="5.58cm"/>
    </style:style>
    <style:style style:name="gr2" style:family="graphic" style:parent-style-name="objectwithoutfill">
      <style:graphic-properties svg:stroke-width="0.8cm" svg:stroke-color="#808080" draw:marker-start-width="2.6cm" draw:marker-end-width="2.6cm" svg:stroke-linecap="round" draw:fill="none" draw:textarea-vertical-align="middle" fo:padding-top="0.525cm" fo:padding-bottom="0.525cm" fo:padding-left="0.65cm" fo:padding-right="0.65cm"/>
    </style:style>
    <style:style style:name="gr3" style:family="graphic" style:parent-style-name="standard">
      <style:graphic-properties draw:stroke="solid" draw:stroke-dash="Fine_20_Dashed" draw:fill="solid" draw:textarea-horizontal-align="justify" draw:textarea-vertical-align="middle" draw:auto-grow-height="false" fo:min-height="3.188cm" fo:min-width="0.309cm"/>
    </style:style>
    <style:style style:name="gr4" style:family="graphic" style:parent-style-name="objectwithoutfill">
      <style:graphic-properties draw:stroke="dash" draw:stroke-dash="Fine_20_Dashed" svg:stroke-width="0.1cm" svg:stroke-color="#33ff99" draw:marker-start-width="0.435cm" draw:marker-end-width="0.4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textarea-horizontal-align="justify" draw:textarea-vertical-align="middle" draw:auto-grow-height="false" fo:min-height="0cm" fo:min-width="5.402cm"/>
    </style:style>
    <style:style style:name="gr6" style:family="graphic" style:parent-style-name="objectwithoutfill">
      <style:graphic-properties draw:stroke="solid" draw:stroke-dash="Fine_20_Dashed" svg:stroke-width="0.15cm" svg:stroke-color="#33ff99" draw:marker-start="Arrow" draw:marker-start-width="0.51cm" draw:marker-end-width="0.51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draw:stroke-dash="Fine_20_Dashed" svg:stroke-width="0.15cm" svg:stroke-color="#ff3333" draw:marker-start="Arrow" draw:marker-start-width="0.51cm" draw:marker-end-width="0.51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draw:stroke-dash="Fine_20_Dashed" svg:stroke-width="0.15cm" svg:stroke-color="#6666ff" draw:marker-start="Arrow" draw:marker-start-width="0.51cm" draw:marker-end-width="0.51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solid" draw:stroke-dash="Fine_20_Dashed" draw:fill="solid" draw:textarea-horizontal-align="justify" draw:textarea-vertical-align="middle" draw:auto-grow-height="false" fo:min-height="2.862cm" fo:min-width="0.309cm"/>
    </style:style>
    <style:style style:name="gr10" style:family="graphic" style:parent-style-name="objectwithoutfill">
      <style:graphic-properties draw:stroke="dash" draw:stroke-dash="Fine_20_Dashed" svg:stroke-width="0.1cm" svg:stroke-color="#ff3333" draw:marker-start-width="0.435cm" draw:marker-end-width="0.4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svg:stroke-color="#6666ff" draw:marker-start-width="0.435cm" draw:marker-end-width="0.4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.837cm" fo:min-width="0.5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16" style:family="graphic" style:parent-style-name="standard">
      <style:graphic-properties svg:stroke-color="#000000" draw:fill="solid" draw:fill-color="#33ff99" draw:textarea-vertical-align="middle" draw:auto-grow-height="false" fo:min-height="2.549cm" fo:min-width="0.802cm"/>
    </style:style>
    <style:style style:name="gr17" style:family="graphic" style:parent-style-name="standard">
      <style:graphic-properties svg:stroke-color="#000000" draw:fill="solid" draw:fill-color="#6666ff" draw:textarea-vertical-align="middle" draw:auto-grow-height="false" fo:min-height="1.3cm" fo:min-width="1.157cm"/>
    </style:style>
    <style:style style:name="gr18" style:family="graphic" style:parent-style-name="standard">
      <style:graphic-properties svg:stroke-color="#000000" draw:fill="solid" draw:fill-color="#ff3333" draw:textarea-vertical-align="middle" draw:auto-grow-height="false" fo:min-height="1.163cm" fo:min-width="1.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1.2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1.8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6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1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7.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2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566cm"/>
    </style:style>
    <style:style style:name="gr28" style:family="graphic" style:parent-style-name="standard">
      <style:graphic-properties draw:fill="solid" draw:fill-color="#c5000b" draw:textarea-horizontal-align="justify" draw:textarea-vertical-align="middle" draw:auto-grow-height="false" fo:min-height="1.186cm" fo:min-width="0.9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3.3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2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288cm"/>
    </style:style>
    <style:style style:name="gr32" style:family="graphic" style:parent-style-name="standard">
      <style:graphic-properties draw:fill="solid" draw:fill-color="#c5000b" draw:textarea-horizontal-align="justify" draw:textarea-vertical-align="middle" draw:auto-grow-height="false" fo:min-height="0.473cm" fo:min-width="0.2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9.7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3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204cm"/>
    </style:style>
    <style:style style:name="gr37" style:family="graphic" style:parent-style-name="standard">
      <style:graphic-properties draw:fill="solid" draw:fill-color="#c5000b" draw:textarea-horizontal-align="justify" draw:textarea-vertical-align="middle" draw:auto-grow-height="false" fo:min-height="1.068cm" fo:min-width="0.818cm"/>
    </style:style>
    <style:style style:name="gr38" style:family="graphic" style:parent-style-name="standard">
      <style:graphic-properties draw:fill="solid" draw:fill-color="#c5000b" draw:textarea-horizontal-align="justify" draw:textarea-vertical-align="middle" draw:auto-grow-height="false" fo:min-height="0.905cm" fo:min-width="0.6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8.93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4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59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4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0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114cm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width="0.2cm" draw:marker-start-width="0.8cm" draw:marker-end-width="0.8cm" draw:textarea-horizontal-align="justify" draw:textarea-vertical-align="middle" draw:auto-grow-height="false" fo:min-height="16.003cm" fo:min-width="16.975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7.9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36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18cm" svg:height="3.736cm" svg:x="27.194cm" svg:y="42.01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299.545089644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26.969cm" svg:y1="14.27cm" svg:x2="28.417cm" svg:y2="14.27cm">
          <text:p/>
        </draw:line>
        <draw:line draw:style-name="gr2" draw:text-style-name="P1" draw:layer="layout" svg:x1="36.319cm" svg:y1="7.501cm" svg:x2="36.318cm" svg:y2="6.304cm">
          <text:p/>
        </draw:line>
        <draw:line draw:style-name="gr2" draw:text-style-name="P1" draw:layer="layout" svg:x1="44.27cm" svg:y1="14.346cm" svg:x2="45.718cm" svg:y2="14.346cm">
          <text:p/>
        </draw:line>
        <draw:line draw:style-name="gr2" draw:text-style-name="P1" draw:layer="layout" svg:x1="26.687cm" svg:y1="24.719cm" svg:x2="26.677cm" svg:y2="19.932cm">
          <text:p/>
        </draw:line>
        <draw:custom-shape draw:style-name="gr3" draw:text-style-name="P1" draw:layer="layout" svg:width="0.808cm" svg:height="4.17cm" draw:transform="rotate (1.5707963267949) translate (24.5cm 19.909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3.533cm" svg:y1="19.525cm" svg:x2="24.787cm" svg:y2="19.508cm">
          <text:p/>
        </draw:line>
        <draw:line draw:style-name="gr4" draw:text-style-name="P1" draw:layer="layout" svg:x1="28.723cm" svg:y1="19.496cm" svg:x2="29.684cm" svg:y2="19.491cm">
          <text:p/>
        </draw:line>
        <draw:line draw:style-name="gr2" draw:text-style-name="P1" draw:layer="layout" svg:x1="26.661cm" svg:y1="19.136cm" svg:x2="26.676cm" svg:y2="14.331cm">
          <text:p/>
        </draw:line>
        <draw:custom-shape draw:style-name="gr5" draw:text-style-name="P1" draw:layer="layout" svg:width="9.418cm" svg:height="3.736cm" svg:x="36.093cm" svg:y="42.0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299.545089644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40.871cm" svg:y1="43.229cm" svg:x2="40.87cm" svg:y2="40.566cm">
          <text:p/>
        </draw:line>
        <draw:line draw:style-name="gr6" draw:text-style-name="P1" draw:layer="layout" svg:x1="14.154cm" svg:y1="42.501cm" svg:x2="8.749cm" svg:y2="42.568cm">
          <text:p/>
        </draw:line>
        <draw:line draw:style-name="gr7" draw:text-style-name="P1" draw:layer="layout" svg:x1="5.979cm" svg:y1="45.332cm" svg:x2="8.815cm" svg:y2="42.466cm">
          <text:p/>
        </draw:line>
        <draw:line draw:style-name="gr8" draw:text-style-name="P1" draw:layer="layout" svg:x1="8.714cm" svg:y1="37.139cm" svg:x2="8.784cm" svg:y2="42.635cm">
          <text:p/>
        </draw:line>
        <draw:custom-shape draw:style-name="gr9" draw:text-style-name="P1" draw:layer="layout" svg:width="0.808cm" svg:height="4.17cm" draw:transform="rotate (2.35619449019234) translate (39.685cm 41.96cm)">
          <text:p/>
          <draw:enhanced-geometry svg:viewBox="0 0 88 21600" draw:mirror-horizontal="false" draw:mirror-vertical="false" draw:glue-points="44 ?f6 44 0 0 10800 44 21600 88 10800" draw:text-areas="0 ?f6 88 ?f3" draw:type="can" draw:modifiers="3656.101654279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808cm" svg:height="4.17cm" draw:transform="rotate (1.5707963267949) translate (38.783cm 40.589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37.816cm" svg:y1="40.205cm" svg:x2="39.07cm" svg:y2="40.188cm">
          <text:p/>
        </draw:line>
        <draw:line draw:style-name="gr4" draw:text-style-name="P1" draw:layer="layout" svg:x1="43.006cm" svg:y1="40.176cm" svg:x2="43.967cm" svg:y2="40.171cm">
          <text:p/>
        </draw:line>
        <draw:line draw:style-name="gr10" draw:text-style-name="P1" draw:layer="layout" svg:x1="38.73cm" svg:y1="42.373cm" svg:x2="39.605cm" svg:y2="41.474cm">
          <text:p/>
        </draw:line>
        <draw:line draw:style-name="gr10" draw:text-style-name="P1" draw:layer="layout" svg:x1="42.379cm" svg:y1="38.682cm" svg:x2="43.055cm" svg:y2="37.999cm">
          <text:p/>
        </draw:line>
        <draw:line draw:style-name="gr2" draw:text-style-name="P1" draw:layer="layout" svg:x1="40.87cm" svg:y1="39.728cm" svg:x2="40.869cm" svg:y2="37.065cm">
          <text:p/>
        </draw:line>
        <draw:custom-shape draw:style-name="gr3" draw:text-style-name="P1" draw:layer="layout" svg:width="0.808cm" svg:height="4.17cm" draw:transform="rotate (1.5707963267949) translate (38.675cm 36.953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37.708cm" svg:y1="36.469cm" svg:x2="38.962cm" svg:y2="36.452cm">
          <text:p/>
        </draw:line>
        <draw:line draw:style-name="gr4" draw:text-style-name="P1" draw:layer="layout" svg:x1="42.898cm" svg:y1="36.44cm" svg:x2="43.859cm" svg:y2="36.435cm">
          <text:p/>
        </draw:line>
        <draw:line draw:style-name="gr2" draw:text-style-name="P1" draw:layer="layout" svg:x1="40.871cm" svg:y1="36.029cm" svg:x2="40.87cm" svg:y2="33.366cm">
          <text:p/>
        </draw:line>
        <draw:custom-shape draw:style-name="gr3" draw:text-style-name="P1" draw:layer="layout" svg:width="0.808cm" svg:height="4.17cm" svg:x="40.456cm" svg:y="29.398cm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0.808cm" svg:height="4.17cm" draw:transform="rotate (2.35619449019234) translate (39.554cm 33.288cm)">
          <text:p/>
          <draw:enhanced-geometry svg:viewBox="0 0 88 21600" draw:mirror-horizontal="false" draw:mirror-vertical="false" draw:glue-points="44 ?f6 44 0 0 10800 44 21600 88 10800" draw:text-areas="0 ?f6 88 ?f3" draw:type="can" draw:modifiers="3656.101654279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808cm" svg:height="4.17cm" draw:transform="rotate (1.5707963267949) translate (38.652cm 31.917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37.685cm" svg:y1="31.533cm" svg:x2="38.939cm" svg:y2="31.516cm">
          <text:p/>
        </draw:line>
        <draw:line draw:style-name="gr4" draw:text-style-name="P1" draw:layer="layout" svg:x1="42.875cm" svg:y1="31.504cm" svg:x2="43.836cm" svg:y2="31.499cm">
          <text:p/>
        </draw:line>
        <draw:line draw:style-name="gr10" draw:text-style-name="P1" draw:layer="layout" svg:x1="38.599cm" svg:y1="33.701cm" svg:x2="39.474cm" svg:y2="32.802cm">
          <text:p/>
        </draw:line>
        <draw:line draw:style-name="gr10" draw:text-style-name="P1" draw:layer="layout" svg:x1="42.248cm" svg:y1="30.01cm" svg:x2="42.924cm" svg:y2="29.327cm">
          <text:p/>
        </draw:line>
        <draw:line draw:style-name="gr11" draw:text-style-name="P1" draw:layer="layout" svg:x1="40.869cm" svg:y1="33.621cm" svg:x2="40.874cm" svg:y2="34.582cm">
          <text:p/>
        </draw:line>
        <draw:line draw:style-name="gr2" draw:text-style-name="P1" draw:layer="layout" svg:x1="40.872cm" svg:y1="29.33cm" svg:x2="40.871cm" svg:y2="26.667cm">
          <text:p/>
        </draw:line>
        <draw:line draw:style-name="gr11" draw:text-style-name="P1" draw:layer="layout" svg:x1="40.84cm" svg:y1="28.431cm" svg:x2="40.857cm" svg:y2="29.685cm">
          <text:p/>
        </draw:line>
        <draw:line draw:style-name="gr2" draw:text-style-name="P1" draw:layer="layout" svg:x1="31.872cm" svg:y1="43.23cm" svg:x2="31.871cm" svg:y2="40.567cm">
          <text:p/>
        </draw:line>
        <draw:custom-shape draw:style-name="gr9" draw:text-style-name="P1" draw:layer="layout" svg:width="0.808cm" svg:height="4.17cm" draw:transform="rotate (2.35619449019234) translate (30.686cm 41.961cm)">
          <text:p/>
          <draw:enhanced-geometry svg:viewBox="0 0 88 21600" draw:mirror-horizontal="false" draw:mirror-vertical="false" draw:glue-points="44 ?f6 44 0 0 10800 44 21600 88 10800" draw:text-areas="0 ?f6 88 ?f3" draw:type="can" draw:modifiers="3656.101654279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808cm" svg:height="4.17cm" draw:transform="rotate (1.5707963267949) translate (29.784cm 40.59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8.817cm" svg:y1="40.206cm" svg:x2="30.071cm" svg:y2="40.189cm">
          <text:p/>
        </draw:line>
        <draw:line draw:style-name="gr4" draw:text-style-name="P1" draw:layer="layout" svg:x1="34.007cm" svg:y1="40.177cm" svg:x2="34.968cm" svg:y2="40.172cm">
          <text:p/>
        </draw:line>
        <draw:line draw:style-name="gr10" draw:text-style-name="P1" draw:layer="layout" svg:x1="29.731cm" svg:y1="42.374cm" svg:x2="30.606cm" svg:y2="41.475cm">
          <text:p/>
        </draw:line>
        <draw:line draw:style-name="gr10" draw:text-style-name="P1" draw:layer="layout" svg:x1="33.38cm" svg:y1="38.683cm" svg:x2="34.056cm" svg:y2="38cm">
          <text:p/>
        </draw:line>
        <draw:line draw:style-name="gr2" draw:text-style-name="P1" draw:layer="layout" svg:x1="31.871cm" svg:y1="39.729cm" svg:x2="31.87cm" svg:y2="37.066cm">
          <text:p/>
        </draw:line>
        <draw:custom-shape draw:style-name="gr3" draw:text-style-name="P1" draw:layer="layout" svg:width="0.808cm" svg:height="4.17cm" draw:transform="rotate (1.5707963267949) translate (29.676cm 36.954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8.627cm" svg:y1="36.534cm" svg:x2="29.881cm" svg:y2="36.517cm">
          <text:p/>
        </draw:line>
        <draw:line draw:style-name="gr4" draw:text-style-name="P1" draw:layer="layout" svg:x1="33.899cm" svg:y1="36.441cm" svg:x2="34.86cm" svg:y2="36.436cm">
          <text:p/>
        </draw:line>
        <draw:line draw:style-name="gr2" draw:text-style-name="P1" draw:layer="layout" svg:x1="31.872cm" svg:y1="36.03cm" svg:x2="31.871cm" svg:y2="33.367cm">
          <text:p/>
        </draw:line>
        <draw:custom-shape draw:style-name="gr3" draw:text-style-name="P1" draw:layer="layout" svg:width="0.808cm" svg:height="4.17cm" svg:x="31.457cm" svg:y="29.399cm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0.808cm" svg:height="4.17cm" draw:transform="rotate (2.35619449019234) translate (30.555cm 33.289cm)">
          <text:p/>
          <draw:enhanced-geometry svg:viewBox="0 0 88 21600" draw:mirror-horizontal="false" draw:mirror-vertical="false" draw:glue-points="44 ?f6 44 0 0 10800 44 21600 88 10800" draw:text-areas="0 ?f6 88 ?f3" draw:type="can" draw:modifiers="3656.101654279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808cm" svg:height="4.17cm" draw:transform="rotate (1.5707963267949) translate (29.653cm 31.918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8.603cm" svg:y1="31.516cm" svg:x2="29.857cm" svg:y2="31.499cm">
          <text:p/>
        </draw:line>
        <draw:line draw:style-name="gr4" draw:text-style-name="P1" draw:layer="layout" svg:x1="33.876cm" svg:y1="31.505cm" svg:x2="34.837cm" svg:y2="31.5cm">
          <text:p/>
        </draw:line>
        <draw:line draw:style-name="gr10" draw:text-style-name="P1" draw:layer="layout" svg:x1="29.6cm" svg:y1="33.702cm" svg:x2="30.475cm" svg:y2="32.803cm">
          <text:p/>
        </draw:line>
        <draw:line draw:style-name="gr10" draw:text-style-name="P1" draw:layer="layout" svg:x1="33.249cm" svg:y1="30.011cm" svg:x2="33.925cm" svg:y2="29.328cm">
          <text:p/>
        </draw:line>
        <draw:line draw:style-name="gr11" draw:text-style-name="P1" draw:layer="layout" svg:x1="31.87cm" svg:y1="33.622cm" svg:x2="31.875cm" svg:y2="34.583cm">
          <text:p/>
        </draw:line>
        <draw:line draw:style-name="gr2" draw:text-style-name="P1" draw:layer="layout" svg:x1="31.873cm" svg:y1="29.331cm" svg:x2="31.872cm" svg:y2="26.668cm">
          <text:p/>
        </draw:line>
        <draw:line draw:style-name="gr11" draw:text-style-name="P1" draw:layer="layout" svg:x1="31.841cm" svg:y1="28.432cm" svg:x2="31.858cm" svg:y2="29.686cm">
          <text:p/>
        </draw:line>
        <draw:line draw:style-name="gr2" draw:text-style-name="P1" draw:layer="layout" svg:x1="31.938cm" svg:y1="26.604cm" svg:x2="40.816cm" svg:y2="26.614cm">
          <text:p/>
        </draw:line>
        <draw:line draw:style-name="gr2" draw:text-style-name="P1" draw:layer="layout" svg:x1="33.612cm" svg:y1="14.294cm" svg:x2="39.142cm" svg:y2="14.321cm">
          <text:p/>
        </draw:line>
        <draw:line draw:style-name="gr2" draw:text-style-name="P1" draw:layer="layout" svg:x1="36.336cm" svg:y1="26.628cm" svg:x2="36.377cm" svg:y2="14.571cm">
          <text:p/>
        </draw:line>
        <draw:line draw:style-name="gr2" draw:text-style-name="P1" draw:layer="layout" svg:x1="36.349cm" svg:y1="15.532cm" svg:x2="36.348cm" svg:y2="12.869cm">
          <text:p/>
        </draw:line>
        <draw:custom-shape draw:style-name="gr3" draw:text-style-name="P1" draw:layer="layout" svg:width="0.808cm" svg:height="4.17cm" draw:transform="rotate (1.5707963267949) translate (29.01cm 14.672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8.043cm" svg:y1="14.288cm" svg:x2="29.297cm" svg:y2="14.271cm">
          <text:p/>
        </draw:line>
        <draw:line draw:style-name="gr4" draw:text-style-name="P1" draw:layer="layout" svg:x1="33.233cm" svg:y1="14.259cm" svg:x2="34.194cm" svg:y2="14.254cm">
          <text:p/>
        </draw:line>
        <draw:custom-shape draw:style-name="gr3" draw:text-style-name="P1" draw:layer="layout" svg:width="0.808cm" svg:height="4.17cm" draw:transform="rotate (1.5707963267949) translate (39.584cm 14.717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38.617cm" svg:y1="14.333cm" svg:x2="39.871cm" svg:y2="14.316cm">
          <text:p/>
        </draw:line>
        <draw:line draw:style-name="gr4" draw:text-style-name="P1" draw:layer="layout" svg:x1="43.807cm" svg:y1="14.304cm" svg:x2="44.768cm" svg:y2="14.299cm">
          <text:p/>
        </draw:line>
        <draw:custom-shape draw:style-name="gr9" draw:text-style-name="P1" draw:layer="layout" svg:width="0.808cm" svg:height="4.17cm" draw:transform="rotate (2.35619449019234) translate (25.352cm 16.039cm)">
          <text:p/>
          <draw:enhanced-geometry svg:viewBox="0 0 88 21600" draw:mirror-horizontal="false" draw:mirror-vertical="false" draw:glue-points="44 ?f6 44 0 0 10800 44 21600 88 10800" draw:text-areas="0 ?f6 88 ?f3" draw:type="can" draw:modifiers="3656.101654279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24.397cm" svg:y1="16.452cm" svg:x2="25.272cm" svg:y2="15.553cm">
          <text:p/>
        </draw:line>
        <draw:line draw:style-name="gr10" draw:text-style-name="P1" draw:layer="layout" svg:x1="28.046cm" svg:y1="12.761cm" svg:x2="28.722cm" svg:y2="12.078cm">
          <text:p/>
        </draw:line>
        <draw:line draw:style-name="gr2" draw:text-style-name="P1" draw:layer="layout" svg:x1="46.088cm" svg:y1="24.795cm" svg:x2="46.078cm" svg:y2="20.008cm">
          <text:p/>
        </draw:line>
        <draw:custom-shape draw:style-name="gr3" draw:text-style-name="P1" draw:layer="layout" svg:width="0.808cm" svg:height="4.17cm" draw:transform="rotate (1.5707963267949) translate (43.901cm 19.985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42.846cm" svg:y1="19.611cm" svg:x2="44.1cm" svg:y2="19.594cm">
          <text:p/>
        </draw:line>
        <draw:line draw:style-name="gr4" draw:text-style-name="P1" draw:layer="layout" svg:x1="48.124cm" svg:y1="19.572cm" svg:x2="49.085cm" svg:y2="19.567cm">
          <text:p/>
        </draw:line>
        <draw:line draw:style-name="gr2" draw:text-style-name="P1" draw:layer="layout" svg:x1="46.062cm" svg:y1="19.212cm" svg:x2="46.077cm" svg:y2="14.407cm">
          <text:p/>
        </draw:line>
        <draw:custom-shape draw:style-name="gr9" draw:text-style-name="P1" draw:layer="layout" svg:width="0.808cm" svg:height="4.17cm" draw:transform="rotate (2.35619449019234) translate (44.753cm 16.115cm)">
          <text:p/>
          <draw:enhanced-geometry svg:viewBox="0 0 88 21600" draw:mirror-horizontal="false" draw:mirror-vertical="false" draw:glue-points="44 ?f6 44 0 0 10800 44 21600 88 10800" draw:text-areas="0 ?f6 88 ?f3" draw:type="can" draw:modifiers="3656.101654279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43.798cm" svg:y1="16.528cm" svg:x2="44.673cm" svg:y2="15.629cm">
          <text:p/>
        </draw:line>
        <draw:line draw:style-name="gr10" draw:text-style-name="P1" draw:layer="layout" svg:x1="47.447cm" svg:y1="12.837cm" svg:x2="48.123cm" svg:y2="12.154cm">
          <text:p/>
        </draw:line>
        <draw:custom-shape draw:style-name="gr3" draw:text-style-name="P1" draw:layer="layout" svg:width="0.808cm" svg:height="4.17cm" svg:x="35.943cm" svg:y="8.083cm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" draw:layer="layout" svg:x1="36.327cm" svg:y1="7.116cm" svg:x2="36.344cm" svg:y2="8.37cm">
          <text:p/>
        </draw:line>
        <draw:line draw:style-name="gr11" draw:text-style-name="P1" draw:layer="layout" svg:x1="36.356cm" svg:y1="12.306cm" svg:x2="36.361cm" svg:y2="13.267cm">
          <text:p/>
        </draw:line>
        <draw:custom-shape draw:style-name="gr3" draw:text-style-name="P1" draw:layer="layout" svg:width="0.808cm" svg:height="4.17cm" draw:transform="rotate (1.5707963267949) translate (34.202cm 6.361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33.235cm" svg:y1="5.977cm" svg:x2="34.489cm" svg:y2="5.96cm">
          <text:p/>
        </draw:line>
        <draw:line draw:style-name="gr4" draw:text-style-name="P1" draw:layer="layout" svg:x1="38.525cm" svg:y1="5.948cm" svg:x2="39.486cm" svg:y2="5.943cm">
          <text:p/>
        </draw:line>
        <draw:line draw:style-name="gr2" draw:text-style-name="P1" draw:layer="layout" svg:x1="36.32cm" svg:y1="5.502cm" svg:x2="36.318cm" svg:y2="3.737cm">
          <text:p/>
        </draw:line>
        <draw:custom-shape draw:style-name="gr12" draw:text-style-name="P1" draw:layer="layout" svg:width="1.535cm" svg:height="1.535cm" svg:x="25.866cm" svg:y="2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35cm" svg:height="1.535cm" svg:x="45.366cm" svg:y="2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35cm" svg:height="1.535cm" svg:x="35.566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5.667cm" svg:height="1.352cm" svg:x="5.172cm" svg:y="45.51cm">
          <draw:text-box>
            <text:p><text:span text:style-name="T1">X</text:span><text:span text:style-name="T2"> <text:s/>(forward)</text:span></text:p>
          </draw:text-box>
        </draw:frame>
        <draw:frame draw:style-name="gr14" draw:text-style-name="P3" draw:layer="layout" svg:width="4.79cm" svg:height="1.352cm" svg:x="13.716cm" svg:y="42.637cm">
          <draw:text-box>
            <text:p><text:span text:style-name="T1">Y</text:span><text:span text:style-name="T2"> (lateral)</text:span></text:p>
          </draw:text-box>
        </draw:frame>
        <draw:frame draw:style-name="gr15" draw:text-style-name="P3" draw:layer="layout" svg:width="5.661cm" svg:height="3.326cm" svg:x="3.937cm" svg:y="36.04cm">
          <draw:text-box>
            <text:p><text:span text:style-name="T1">Z</text:span><text:span text:style-name="T2"> (height)</text:span></text:p>
          </draw:text-box>
        </draw:frame>
        <draw:custom-shape draw:style-name="gr16" draw:text-style-name="P1" draw:layer="layout" svg:width="1.302cm" svg:height="2.799cm" svg:x="11.418cm" svg:y="41.692cm">
          <text:p/>
          <draw:enhanced-geometry svg:viewBox="0 0 21600 21600" draw:mirror-horizontal="true" draw:text-areas="0 0 21600 21600" draw:type="circular-arrow" draw:modifiers="-127.176839540887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" draw:layer="layout" svg:width="1.657cm" svg:height="1.55cm" svg:x="7.871cm" svg:y="38.507cm">
          <text:p/>
          <draw:enhanced-geometry svg:viewBox="0 0 21600 21600" draw:mirror-vertical="true" draw:text-areas="0 0 21600 21600" draw:type="circular-arrow" draw:modifiers="-177.619236829702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1.62cm" svg:height="1.413cm" svg:x="6.361cm" svg:y="43.291cm">
          <text:p/>
          <draw:enhanced-geometry svg:viewBox="0 0 21600 21600" draw:mirror-vertical="false" draw:mirror-horizontal="true" draw:text-areas="0 0 21600 21600" draw:type="circular-arrow" draw:modifiers="142.751354302043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2" draw:layer="layout" svg:width="2.791cm" svg:height="2.301cm" svg:x="8.345cm" svg:y="43.399cm">
          <draw:text-box>
            <text:p><text:span text:style-name="T2">roll</text:span></text:p>
          </draw:text-box>
        </draw:frame>
        <draw:frame draw:style-name="gr20" draw:text-style-name="P3" draw:layer="layout" svg:width="2.669cm" svg:height="2.301cm" svg:x="10.914cm" svg:y="40.337cm">
          <draw:text-box>
            <text:p><text:span text:style-name="T2">pitch</text:span></text:p>
          </draw:text-box>
        </draw:frame>
        <draw:frame draw:style-name="gr21" draw:text-style-name="P3" draw:layer="layout" svg:width="2.449cm" svg:height="2.301cm" svg:x="9.23cm" svg:y="37.455cm">
          <draw:text-box>
            <text:p><text:span text:style-name="T2">yaw</text:span></text:p>
          </draw:text-box>
        </draw:frame>
        <draw:frame draw:style-name="gr22" draw:text-style-name="P3" draw:layer="layout" svg:width="6.186cm" svg:height="1.517cm" svg:x="39.804cm" svg:y="5.31cm">
          <draw:text-box>
            <text:p><text:span text:style-name="T3">head_pitch</text:span></text:p>
          </draw:text-box>
        </draw:frame>
        <draw:frame draw:style-name="gr23" draw:text-style-name="P3" draw:layer="layout" svg:width="6.293cm" svg:height="1.517cm" svg:x="16.888cm" svg:y="18.747cm">
          <draw:text-box>
            <text:p><text:span text:style-name="T3">right_elbow</text:span></text:p>
          </draw:text-box>
        </draw:frame>
        <draw:frame draw:style-name="gr24" draw:text-style-name="P3" draw:layer="layout" svg:width="10.692cm" svg:height="1.517cm" svg:x="14.973cm" svg:y="14.348cm">
          <draw:text-box>
            <text:p><text:span text:style-name="T3">right_shoulder_roll</text:span></text:p>
          </draw:text-box>
        </draw:frame>
        <draw:frame draw:style-name="gr25" draw:text-style-name="P3" draw:layer="layout" svg:width="8.48cm" svg:height="4.049cm" svg:x="20.961cm" svg:y="29.212cm">
          <draw:text-box>
            <text:p><text:span text:style-name="T3">right_hip_yaw</text:span></text:p>
            <text:p><text:span text:style-name="T3">right_hip_roll</text:span></text:p>
            <text:p><text:span text:style-name="T3">right_hip_pitch</text:span></text:p>
          </draw:text-box>
        </draw:frame>
        <draw:frame draw:style-name="gr26" draw:text-style-name="P3" draw:layer="layout" svg:width="5.794cm" svg:height="1.517cm" svg:x="22.425cm" svg:y="35.723cm">
          <draw:text-box>
            <text:p><text:span text:style-name="T3">right_knee</text:span></text:p>
          </draw:text-box>
        </draw:frame>
        <draw:frame draw:style-name="gr27" draw:text-style-name="P3" draw:layer="layout" svg:width="9.066cm" svg:height="2.783cm" svg:x="19.276cm" svg:y="38.767cm">
          <draw:text-box>
            <text:p><text:span text:style-name="T3">right_ankle_pitch</text:span></text:p>
            <text:p><text:span text:style-name="T3">right_ankle_roll</text:span></text:p>
          </draw:text-box>
        </draw:frame>
        <draw:custom-shape draw:style-name="gr28" draw:text-style-name="P1" draw:layer="layout" svg:width="2.03cm" svg:height="2.03cm" svg:x="35.305cm" svg:y="25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3.889cm" svg:height="2.018cm" svg:x="32.497cm" svg:y="23.994cm">
          <draw:text-box>
            <text:p><text:span text:style-name="T4">trunk</text:span></text:p>
          </draw:text-box>
        </draw:frame>
        <draw:frame draw:style-name="gr30" draw:text-style-name="P4" draw:layer="layout" svg:width="7.728cm" svg:height="1.517cm" svg:x="17.67cm" svg:y="24.354cm">
          <draw:text-box>
            <text:p><text:span text:style-name="T4">right_arm_tip</text:span></text:p>
          </draw:text-box>
        </draw:frame>
        <draw:frame draw:style-name="gr31" draw:text-style-name="P4" draw:layer="layout" svg:width="7.788cm" svg:height="1.517cm" svg:x="19.611cm" svg:y="42.775cm">
          <draw:text-box>
            <text:p><text:span text:style-name="T4">right_foot_tip</text:span></text:p>
          </draw:text-box>
        </draw:frame>
        <draw:custom-shape draw:style-name="gr32" draw:text-style-name="P1" draw:layer="layout" svg:width="1.021cm" svg:height="1.021cm" svg:x="26.817cm" svg:y="4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32.717cm" svg:y="4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35.617cm" svg:y="4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41.617cm" svg:y="4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4" draw:layer="layout" svg:width="10.251cm" svg:height="5.315cm" svg:x="23.529cm" svg:y="46.854cm">
          <draw:text-box>
            <text:p><text:span text:style-name="T4">right_foot_cleat_1</text:span></text:p>
            <text:p><text:span text:style-name="T4">right_foot_cleat_2</text:span></text:p>
            <text:p><text:span text:style-name="T4">right_foot_cleat_3</text:span></text:p>
            <text:p><text:span text:style-name="T4">right_foot_cleat_4</text:span></text:p>
          </draw:text-box>
        </draw:frame>
        <draw:frame draw:style-name="gr34" draw:text-style-name="P3" draw:layer="layout" svg:width="6.242cm" svg:height="1.517cm" svg:x="37.133cm" svg:y="9.423cm">
          <draw:text-box>
            <text:p><text:span text:style-name="T3">head_yaw</text:span></text:p>
          </draw:text-box>
        </draw:frame>
        <draw:frame draw:style-name="gr35" draw:text-style-name="P4" draw:layer="layout" svg:width="4.87cm" svg:height="1.517cm" svg:x="30.827cm" svg:y="2.025cm">
          <draw:text-box>
            <text:p><text:span text:style-name="T4">camera</text:span></text:p>
          </draw:text-box>
        </draw:frame>
        <draw:frame draw:style-name="gr36" draw:text-style-name="P3" draw:layer="layout" svg:width="10.704cm" svg:height="1.517cm" svg:x="22.621cm" svg:y="10.614cm">
          <draw:text-box>
            <text:p><text:span text:style-name="T3">right_shoulder_pitch</text:span></text:p>
          </draw:text-box>
        </draw:frame>
        <draw:custom-shape draw:style-name="gr37" draw:text-style-name="P1" draw:layer="layout" svg:width="1.864cm" svg:height="1.864cm" svg:x="25.738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.864cm" svg:height="1.864cm" svg:x="45.139cm" svg:y="2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.864cm" svg:height="1.864cm" svg:x="35.441cm" svg:y="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35.917cm" svg:y="4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29.817cm" svg:y="4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38.817cm" svg:y="4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21cm" svg:height="1.021cm" svg:x="44.817cm" svg:y="4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1.633cm" svg:height="1.633cm" svg:x="31.017cm" svg:y="4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1.633cm" svg:height="1.633cm" svg:x="40.117cm" svg:y="4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10.692cm" svg:height="1.517cm" svg:x="7.859cm" svg:y="48.505cm">
          <draw:text-box>
            <text:p><text:span text:style-name="T3">degree_of_freedom</text:span></text:p>
          </draw:text-box>
        </draw:frame>
        <draw:frame draw:style-name="gr24" draw:text-style-name="P4" draw:layer="layout" svg:width="10.692cm" svg:height="1.517cm" svg:x="7.859cm" svg:y="50.106cm">
          <draw:text-box>
            <text:p><text:span text:style-name="T4">reference_frame</text:span></text:p>
          </draw:text-box>
        </draw:frame>
        <draw:frame draw:style-name="gr39" draw:text-style-name="P4" draw:layer="layout" svg:width="9.439cm" svg:height="5.315cm" svg:x="36.73cm" svg:y="46.854cm">
          <draw:text-box>
            <text:p><text:span text:style-name="T4">left_foot_cleat_1</text:span></text:p>
            <text:p><text:span text:style-name="T4">left_foot_cleat_2</text:span></text:p>
            <text:p><text:span text:style-name="T4">left_foot_cleat_3</text:span></text:p>
            <text:p><text:span text:style-name="T4">left_foot_cleat_4</text:span></text:p>
          </draw:text-box>
        </draw:frame>
        <draw:frame draw:style-name="gr40" draw:text-style-name="P4" draw:layer="layout" svg:width="6.975cm" svg:height="1.517cm" svg:x="46.711cm" svg:y="42.776cm">
          <draw:text-box>
            <text:p><text:span text:style-name="T4">left_foot_tip</text:span></text:p>
          </draw:text-box>
        </draw:frame>
        <draw:frame draw:style-name="gr25" draw:text-style-name="P3" draw:layer="layout" svg:width="8.48cm" svg:height="4.049cm" svg:x="44.361cm" svg:y="29.213cm">
          <draw:text-box>
            <text:p><text:span text:style-name="T3">left_hip_yaw</text:span></text:p>
            <text:p><text:span text:style-name="T3">left_hip_roll</text:span></text:p>
            <text:p><text:span text:style-name="T3">left_hip_pitch</text:span></text:p>
          </draw:text-box>
        </draw:frame>
        <draw:frame draw:style-name="gr41" draw:text-style-name="P3" draw:layer="layout" svg:width="5.099cm" svg:height="1.517cm" svg:x="44.425cm" svg:y="35.724cm">
          <draw:text-box>
            <text:p><text:span text:style-name="T3">left_knee</text:span></text:p>
          </draw:text-box>
        </draw:frame>
        <draw:frame draw:style-name="gr42" draw:text-style-name="P4" draw:layer="layout" svg:width="6.916cm" svg:height="1.517cm" svg:x="47.47cm" svg:y="24.455cm">
          <draw:text-box>
            <text:p><text:span text:style-name="T4">left_arm_tip</text:span></text:p>
          </draw:text-box>
        </draw:frame>
        <draw:frame draw:style-name="gr43" draw:text-style-name="P3" draw:layer="layout" svg:width="5.599cm" svg:height="1.517cm" svg:x="49.389cm" svg:y="18.748cm">
          <draw:text-box>
            <text:p><text:span text:style-name="T3">left_elbow</text:span></text:p>
          </draw:text-box>
        </draw:frame>
        <draw:frame draw:style-name="gr24" draw:text-style-name="P3" draw:layer="layout" svg:width="10.692cm" svg:height="1.517cm" svg:x="47.173cm" svg:y="14.349cm">
          <draw:text-box>
            <text:p><text:span text:style-name="T3">left_shoulder_roll</text:span></text:p>
          </draw:text-box>
        </draw:frame>
        <draw:frame draw:style-name="gr24" draw:text-style-name="P3" draw:layer="layout" svg:width="10.692cm" svg:height="1.517cm" svg:x="43.321cm" svg:y="10.615cm">
          <draw:text-box>
            <text:p><text:span text:style-name="T3">left_shoulder_pitch</text:span></text:p>
          </draw:text-box>
        </draw:frame>
        <draw:frame draw:style-name="gr44" draw:text-style-name="P3" draw:layer="layout" svg:width="8.99cm" svg:height="2.783cm" svg:x="44.676cm" svg:y="38.768cm">
          <draw:text-box>
            <text:p><text:span text:style-name="T3">left_ankle_pitch</text:span></text:p>
            <text:p><text:span text:style-name="T3">left_ankle_roll</text:span></text:p>
          </draw:text-box>
        </draw:frame>
        <draw:frame draw:style-name="gr45" draw:text-style-name="P4" draw:layer="layout" svg:width="1.614cm" svg:height="1.517cm" svg:x="41.571cm" svg:y="44.684cm">
          <draw:text-box>
            <text:p><text:span text:style-name="T4">1</text:span></text:p>
          </draw:text-box>
        </draw:frame>
        <draw:frame draw:style-name="gr45" draw:text-style-name="P4" draw:layer="layout" svg:width="1.614cm" svg:height="1.517cm" svg:x="32.698cm" svg:y="44.698cm">
          <draw:text-box>
            <text:p><text:span text:style-name="T4">1</text:span></text:p>
          </draw:text-box>
        </draw:frame>
        <draw:frame draw:style-name="gr45" draw:text-style-name="P4" draw:layer="layout" svg:width="1.614cm" svg:height="1.517cm" svg:x="35.584cm" svg:y="44.646cm">
          <draw:text-box>
            <text:p><text:span text:style-name="T4">2</text:span></text:p>
          </draw:text-box>
        </draw:frame>
        <draw:frame draw:style-name="gr45" draw:text-style-name="P4" draw:layer="layout" svg:width="1.614cm" svg:height="1.517cm" svg:x="26.758cm" svg:y="44.66cm">
          <draw:text-box>
            <text:p><text:span text:style-name="T4">2</text:span></text:p>
          </draw:text-box>
        </draw:frame>
        <draw:frame draw:style-name="gr45" draw:text-style-name="P4" draw:layer="layout" svg:width="1.614cm" svg:height="1.517cm" svg:x="29.785cm" svg:y="41.588cm">
          <draw:text-box>
            <text:p><text:span text:style-name="T4">3</text:span></text:p>
          </draw:text-box>
        </draw:frame>
        <draw:frame draw:style-name="gr45" draw:text-style-name="P4" draw:layer="layout" svg:width="1.614cm" svg:height="1.517cm" svg:x="38.777cm" svg:y="41.562cm">
          <draw:text-box>
            <text:p><text:span text:style-name="T4">3</text:span></text:p>
          </draw:text-box>
        </draw:frame>
        <draw:frame draw:style-name="gr45" draw:text-style-name="P4" draw:layer="layout" svg:width="1.614cm" svg:height="1.517cm" svg:x="44.718cm" svg:y="41.482cm">
          <draw:text-box>
            <text:p><text:span text:style-name="T4">4</text:span></text:p>
          </draw:text-box>
        </draw:frame>
        <draw:frame draw:style-name="gr45" draw:text-style-name="P4" draw:layer="layout" svg:width="1.614cm" svg:height="1.517cm" svg:x="35.845cm" svg:y="41.483cm">
          <draw:text-box>
            <text:p><text:span text:style-name="T4">4</text:span></text:p>
          </draw:text-box>
        </draw:frame>
        <draw:custom-shape draw:style-name="gr38" draw:text-style-name="P1" draw:layer="layout" svg:width="1.633cm" svg:height="1.633cm" svg:x="3.899cm" svg:y="50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08cm" svg:height="4.17cm" draw:transform="rotate (1.5707963267949) translate (2.607cm 49.759cm)">
          <text:p/>
          <draw:enhanced-geometry svg:viewBox="0 0 88 21600" draw:glue-points="44 ?f6 44 0 0 10800 44 21600 88 10800" draw:text-areas="0 ?f6 88 ?f3" draw:type="can" draw:modifiers="2530.47649504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.64cm" svg:y1="49.375cm" svg:x2="2.894cm" svg:y2="49.358cm">
          <text:p/>
        </draw:line>
        <draw:line draw:style-name="gr4" draw:text-style-name="P1" draw:layer="layout" svg:x1="6.83cm" svg:y1="49.346cm" svg:x2="7.791cm" svg:y2="49.341cm">
          <text:p/>
        </draw:line>
        <draw:custom-shape draw:style-name="gr46" draw:text-style-name="P1" draw:layer="layout" svg:width="0.204cm" svg:height="0.136cm" svg:x="-18.114cm" svg:y="24.49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7.775cm" svg:height="16.553cm" svg:x="1cm" svg:y="35.635cm">
          <text:p/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8.48cm" svg:height="7.847cm" svg:x="2.095cm" svg:y="3.492cm">
          <draw:text-box>
            <text:p><text:span text:style-name="T3">base_x</text:span></text:p>
            <text:p><text:span text:style-name="T3">base_y</text:span></text:p>
            <text:p><text:span text:style-name="T3">base_z</text:span></text:p>
            <text:p><text:span text:style-name="T3">base_yaw</text:span></text:p>
            <text:p><text:span text:style-name="T3">base_pitch</text:span></text:p>
            <text:p><text:span text:style-name="T3">base_roll</text:span></text:p>
          </draw:text-box>
        </draw:frame>
        <draw:frame draw:style-name="gr49" draw:text-style-name="P4" draw:layer="layout" svg:width="10.869cm" svg:height="1.517cm" svg:x="2.095cm" svg:y="2.02cm">
          <draw:text-box>
            <text:p><text:span text:style-name="T4">Floating base DOF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7cm" fo:page-height="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2T20:50:55.976371676</meta:creation-date>
    <dc:date>2017-03-22T19:07:41.200375861</dc:date>
    <meta:editing-duration>PT3H46M20S</meta:editing-duration>
    <meta:editing-cycles>85</meta:editing-cycles>
    <meta:generator>LibreOffice/4.3.3.2$Linux_X86_64 LibreOffice_project/430m0$Build-2</meta:generator>
    <meta:document-statistic meta:object-count="151"/>
  </office:meta>
</office:document-meta>
</file>